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/>
    <style:font-face style:name="GB2312" svg:font-family="GB2312"/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9.817cm" fo:margin-left="-1.392cm" fo:margin-right="-1.425cm" table:align="margins"/>
    </style:style>
    <style:style style:name="表格1.A" style:family="table-column">
      <style:table-column-properties style:column-width="3.069cm" style:rel-column-width="10149*"/>
    </style:style>
    <style:style style:name="表格1.B" style:family="table-column">
      <style:table-column-properties style:column-width="6.456cm" style:rel-column-width="21349*"/>
    </style:style>
    <style:style style:name="表格1.C" style:family="table-column">
      <style:table-column-properties style:column-width="2.963cm" style:rel-column-width="9799*"/>
    </style:style>
    <style:style style:name="表格1.D" style:family="table-column">
      <style:table-column-properties style:column-width="7.329cm" style:rel-column-width="24238*"/>
    </style:style>
    <style:style style:name="表格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1.D1" style:family="table-cell">
      <style:table-cell-properties style:vertical-align="middle" fo:padding="0.097cm" fo:border="0.002cm solid #000000"/>
    </style:style>
    <style:style style:name="表格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style:line-height-at-least="0.635cm" fo:text-align="center" style:justify-single-word="false"/>
      <style:text-properties style:font-name-asian="GB2312" style:font-size-asian="18pt" style:font-weight-asian="bold"/>
    </style:style>
    <style:style style:name="P2" style:family="paragraph" style:parent-style-name="Text_20_body">
      <style:paragraph-properties fo:text-align="center" style:justify-single-word="false"/>
      <style:text-properties style:font-name-asian="GB2312" style:font-size-asian="12pt"/>
    </style:style>
    <style:style style:name="P3" style:family="paragraph" style:parent-style-name="Text_20_body">
      <style:paragraph-properties fo:text-align="start" style:justify-single-word="false"/>
      <style:text-properties style:font-name-asian="GB2312" style:font-size-asian="12pt"/>
    </style:style>
    <style:style style:name="P4" style:family="paragraph" style:parent-style-name="Text_20_body">
      <style:paragraph-properties style:line-height-at-least="0.635cm" fo:text-align="center" style:justify-single-word="false"/>
      <style:text-properties style:font-name="Arial Black" fo:language="en" fo:country="US"/>
    </style:style>
    <style:style style:name="P5" style:family="paragraph" style:parent-style-name="Text_20_body">
      <style:paragraph-properties style:line-height-at-least="0.635cm" fo:text-align="center" style:justify-single-word="false"/>
    </style:style>
    <style:style style:name="P6" style:family="paragraph" style:parent-style-name="Text_20_body">
      <style:paragraph-properties style:line-height-at-least="0.635cm" fo:text-align="center" style:justify-single-word="false"/>
      <style:text-properties fo:language="en" fo:country="US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style:language-asian="zh" style:country-asian="CN"/>
    </style:style>
    <style:style style:name="P10" style:family="paragraph" style:parent-style-name="Table_20_Contents">
      <style:paragraph-properties fo:text-align="start" style:justify-single-word="false"/>
      <style:text-properties style:language-asian="zh" style:country-asian="CN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Text_20_body">
      <style:paragraph-properties fo:text-align="end" style:justify-single-word="false"/>
    </style:style>
    <style:style style:name="T1" style:family="text">
      <style:text-properties style:font-name="GB2312" fo:font-size="12pt" fo:language="en" fo:country="US"/>
    </style:style>
    <style:style style:name="T2" style:family="text">
      <style:text-properties style:font-name-asian="GB2312" style:font-size-asian="14pt"/>
    </style:style>
    <style:style style:name="T3" style:family="text">
      <style:text-properties style:font-name-asian="GB2312" style:font-size-asian="14pt" style:language-asian="zh" style:country-asian="CN"/>
    </style:style>
    <style:style style:name="T4" style:family="text">
      <style:text-properties style:font-name-asian="GB2312" style:font-size-asian="12pt"/>
    </style:style>
    <style:style style:name="T5" style:family="text">
      <style:text-properties style:language-asian="zh" style:country-asian="C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深圳市牧泰莱电路技术有限公司</text:p>
      <text:p text:style-name="P4">SHENZHEN MULTILAYER PCB TECHNOLOGY CO.,LTD</text:p>
      <text:p text:style-name="P1">设备评估报告</text:p>
      <text:p text:style-name="P5">[[repeatIn(objects,'o')]] <text:s text:c="32"/><text:span text:style-name="T5"><text:s text:c="34"/>[[time.strftime('%Y-%m-%d')]]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9">单号</text:p>
          </table:table-cell>
          <table:table-cell table:style-name="表格1.A1" office:value-type="string">
            <text:p text:style-name="P8">[[o.name ]]</text:p>
            <text:p text:style-name="P8"/>
          </table:table-cell>
          <table:table-cell table:style-name="表格1.A1" office:value-type="string">
            <text:p text:style-name="P9">部门和工序</text:p>
          </table:table-cell>
          <table:table-cell table:style-name="表格1.D1" office:value-type="string">
            <text:p text:style-name="P9">[[o.department_id.parent_id.name]] /[[o.department_id.name]]</text:p>
          </table:table-cell>
        </table:table-row>
        <table:table-row>
          <table:table-cell table:style-name="表格1.A2" office:value-type="string">
            <text:p text:style-name="P9">设备名称</text:p>
          </table:table-cell>
          <table:table-cell table:style-name="表格1.A2" office:value-type="string">
            <text:p text:style-name="P8">[[o.product_id.name ]] <text:s/>[[o.product_id.default_code]]</text:p>
            <text:p text:style-name="P8"/>
          </table:table-cell>
          <table:table-cell table:style-name="表格1.A2" office:value-type="string">
            <text:p text:style-name="P9">型号</text:p>
          </table:table-cell>
          <table:table-cell table:style-name="表格1.D2" office:value-type="string">
            <text:p text:style-name="P8">[[o.variants]]</text:p>
          </table:table-cell>
        </table:table-row>
        <table:table-row>
          <table:table-cell table:style-name="表格1.D2" table:number-columns-spanned="4" office:value-type="string">
            <text:p text:style-name="P3">评估设备的原因与要求：[[o.reason_request]]</text:p>
            <text:p text:style-name="P2"/>
            <text:p text:style-name="P12"><text:s text:c="31"/><text:span text:style-name="T5">申请人:[[ state_username(o._table_name,o.id)['draft'][0] ]]</text:span></text:p>
          </table:table-cell>
          <table:covered-table-cell/>
          <table:covered-table-cell/>
          <table:covered-table-cell/>
        </table:table-row>
        <table:table-row>
          <table:table-cell table:style-name="表格1.D2" table:number-columns-spanned="4" office:value-type="string">
            <text:p text:style-name="P11"><text:span text:style-name="T4">候选设备的参数比较和分析</text:span><text:span text:style-name="T1">,</text:span><text:span text:style-name="T4">以及商务条件说明：</text:span> [[o.parameter_analysis]]</text:p>
            <text:p text:style-name="P11"><text:s text:c="19"/></text:p>
            <text:p text:style-name="P12"><text:s text:c="30"/><text:span text:style-name="T5">物控部：[[ state_username(o._table_name,o.id)['wait_purchaser'][0] ]] <text:s text:c="3"/></text:span></text:p>
            <text:p text:style-name="P12"><text:span text:style-name="T5"><text:s text:c="23"/>日期：[[ state_username(o._table_name,o.id)['wait_purchaser'] [1] ]]</text:span></text:p>
          </table:table-cell>
          <table:covered-table-cell/>
          <table:covered-table-cell/>
          <table:covered-table-cell/>
        </table:table-row>
        <table:table-row>
          <table:table-cell table:style-name="表格1.D2" table:number-columns-spanned="4" office:value-type="string">
            <text:p text:style-name="P3">设备的生产能力与操作方法评估：[[o.capacity]]</text:p>
            <text:p text:style-name="P12"><text:s text:c="29"/><text:span text:style-name="T4">使用部门：[[ state_username(o._table_name,o.id)['wait_dpt_lead'][0] ]] <text:s text:c="2"/></text:span></text:p>
            <text:p text:style-name="P12"><text:span text:style-name="T2"><text:s text:c="30"/>日期:</text:span><text:span text:style-name="T3">[[ state_username(o._table_name,o.id)['wait_dpt_lead'][1] ]]</text:span></text:p>
          </table:table-cell>
          <table:covered-table-cell/>
          <table:covered-table-cell/>
          <table:covered-table-cell/>
        </table:table-row>
        <table:table-row>
          <table:table-cell table:style-name="表格1.D2" table:number-columns-spanned="4" office:value-type="string">
            <text:p text:style-name="P3">设备的工艺参数与加工能力评估：[[o.tech_parameter]]</text:p>
            <text:p text:style-name="P7"/>
            <text:p text:style-name="P7"><text:span text:style-name="T4">设备的环境保护</text:span></text:p>
            <text:p text:style-name="P14"><text:span text:style-name="T4"><text:s text:c="47"/>工艺部</text:span><text:span text:style-name="T2">:[[ state_username(o._table_name,o.id)['wait_tech_manager'][0] ]] <text:s text:c="2"/></text:span></text:p>
            <text:p text:style-name="P14"><text:span text:style-name="T2"><text:s text:c="41"/></text:span><text:span text:style-name="T3">日</text:span><text:span text:style-name="T2">期：</text:span><text:span text:style-name="T3">[[ state_username(o._table_name,o.id)['wait_tech_manager'][1] ]]</text:span></text:p>
          </table:table-cell>
          <table:covered-table-cell/>
          <table:covered-table-cell/>
          <table:covered-table-cell/>
        </table:table-row>
        <table:table-row>
          <table:table-cell table:style-name="表格1.D2" table:number-columns-spanned="4" office:value-type="string">
            <text:p text:style-name="P11"><text:span text:style-name="T4">设备的加工质量评估：</text:span> [[o.process_quality]]</text:p>
            <text:p text:style-name="P8"/>
            <text:p text:style-name="P12"><text:s text:c="26"/><text:span text:style-name="T4">品质部：[[ state_username(o._table_name,o.id)['wait_quality_manager'][0] ]] <text:s/></text:span></text:p>
            <text:p text:style-name="P12"><text:span text:style-name="T2"><text:s text:c="27"/>日期:</text:span><text:span text:style-name="T3">[[ state_username(o._table_name,o.id)['wait_quality_manager'][1] ]]</text:span></text:p>
          </table:table-cell>
          <table:covered-table-cell/>
          <table:covered-table-cell/>
          <table:covered-table-cell/>
        </table:table-row>
        <table:table-row>
          <table:table-cell table:style-name="表格1.D2" table:number-columns-spanned="4" office:value-type="string">
            <text:p text:style-name="P11"><text:span text:style-name="T4">设备的安装、保养、维护、维修方法评估：[[o.install_maintain]]</text:span> </text:p>
            <text:p text:style-name="P8"/>
            <text:p text:style-name="P12"><text:s text:c="25"/><text:span text:style-name="T4">机修班：[[ state_username(o._table_name,o.id)['wait_maintain_lead'][0] ]] <text:s text:c="3"/></text:span></text:p>
            <text:p text:style-name="P12"><text:span text:style-name="T2"><text:s text:c="27"/>日期：</text:span><text:span text:style-name="T3">[[ state_username(o._table_name,o.id)['wait_maintain_lead'][1] ]]</text:span></text:p>
          </table:table-cell>
          <table:covered-table-cell/>
          <table:covered-table-cell/>
          <table:covered-table-cell/>
        </table:table-row>
        <table:table-row>
          <table:table-cell table:style-name="表格1.A2" table:number-columns-spanned="2" office:value-type="string">
            <text:p text:style-name="P9"/>
            <text:p text:style-name="P10">审核[[ state_username(o._table_name,o.id)['wait_gmanager_a'] [0] ]]</text:p>
            <text:p text:style-name="P9"/>
          </table:table-cell>
          <table:covered-table-cell/>
          <table:table-cell table:style-name="表格1.D2" table:number-columns-spanned="2" office:value-type="string">
            <text:p text:style-name="P10">批准[[ state_username(o._table_name,o.id)['wait_chairman'][0] ]]</text:p>
          </table:table-cell>
          <table:covered-table-cell/>
        </table:table-row>
      </table:table>
      <text:p text:style-name="P6"><text:bookmark text:name="OLE_LINK3"/>2008/10/18 Rev:B <text:s text:c="106"/>MTL-PR-026</text:p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/>
    <style:font-face style:name="GB2312" svg:font-family="GB2312"/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2-04-11T09:27:24.57</meta:creation-date>
    <dc:date>2012-04-13T15:02:03.02</dc:date>
    <dc:creator>wang sheng wang</dc:creator>
    <meta:editing-duration>PT5H33M45S</meta:editing-duration>
    <meta:editing-cycles>54</meta:editing-cycles>
    <meta:generator>OpenOffice.org/3.3$Win32 OpenOffice.org_project/330m20$Build-9567</meta:generator>
    <meta:document-statistic meta:table-count="1" meta:image-count="0" meta:object-count="0" meta:page-count="2" meta:paragraph-count="34" meta:word-count="149" meta:character-count="1915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